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007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wasdee" fo:font-size="14pt" fo:font-weight="bold" officeooo:rsid="000ed074" officeooo:paragraph-rsid="000ed074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8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9" style:family="paragraph" style:parent-style-name="Table_20_Contents">
      <style:text-properties style:font-name="Sawasdee" officeooo:rsid="000761aa" officeooo:paragraph-rsid="000761aa"/>
    </style:style>
    <style:style style:name="P10" style:family="paragraph" style:parent-style-name="Table_20_Contents">
      <style:text-properties style:font-name="Sawasdee" officeooo:rsid="00092a69" officeooo:paragraph-rsid="00092a69"/>
    </style:style>
    <style:style style:name="P11" style:family="paragraph" style:parent-style-name="Table_20_Contents">
      <style:text-properties style:font-name="Sawasdee" officeooo:rsid="00092a69" officeooo:paragraph-rsid="000f9ef2"/>
    </style:style>
    <style:style style:name="P12" style:family="paragraph" style:parent-style-name="Standard">
      <style:text-properties style:font-name="Sawasdee" officeooo:rsid="000ed074" officeooo:paragraph-rsid="000ed074"/>
    </style:style>
    <style:style style:name="P13" style:family="paragraph" style:parent-style-name="Table_20_Contents">
      <style:paragraph-properties fo:text-align="center" style:justify-single-word="false"/>
      <style:text-properties style:font-name="Sawasdee" officeooo:rsid="000ed074" officeooo:paragraph-rsid="000ed074"/>
    </style:style>
    <style:style style:name="P14" style:family="paragraph" style:parent-style-name="Standard">
      <style:text-properties style:font-name="Sawasdee" officeooo:rsid="00092a69" officeooo:paragraph-rsid="00126831"/>
    </style:style>
    <style:style style:name="P15" style:family="paragraph" style:parent-style-name="Standard">
      <style:text-properties style:font-name="Sawasdee" officeooo:rsid="00092a69" officeooo:paragraph-rsid="001342ff"/>
    </style:style>
    <style:style style:name="P16" style:family="paragraph" style:parent-style-name="Standard">
      <style:text-properties style:font-name="Sawasdee" officeooo:rsid="00092a69" officeooo:paragraph-rsid="0004aeb4"/>
    </style:style>
    <style:style style:name="P17" style:family="paragraph" style:parent-style-name="Standard">
      <style:text-properties style:font-name="Sawasdee" officeooo:rsid="001342ff" officeooo:paragraph-rsid="001342ff"/>
    </style:style>
    <style:style style:name="P18" style:family="paragraph" style:parent-style-name="Standard">
      <style:text-properties style:font-name="Sawasdee" officeooo:rsid="000ed074" officeooo:paragraph-rsid="000ed074"/>
    </style:style>
    <style:style style:name="P19" style:family="paragraph" style:parent-style-name="Table_20_Contents">
      <style:text-properties style:font-name="Sawasdee" officeooo:rsid="000e137d" officeooo:paragraph-rsid="00126831"/>
    </style:style>
    <style:style style:name="P20" style:family="paragraph" style:parent-style-name="Table_20_Contents">
      <style:text-properties style:font-name="Sawasdee" officeooo:rsid="00092a69" officeooo:paragraph-rsid="00126831"/>
    </style:style>
    <style:style style:name="P21" style:family="paragraph" style:parent-style-name="Table_20_Contents">
      <style:text-properties style:font-name="Sawasdee" officeooo:rsid="00092a69" officeooo:paragraph-rsid="001342ff"/>
    </style:style>
    <style:style style:name="P22" style:family="paragraph" style:parent-style-name="Table_20_Contents">
      <style:text-properties style:font-name="Sawasdee" officeooo:rsid="00126831" officeooo:paragraph-rsid="00126831"/>
    </style:style>
    <style:style style:name="P23" style:family="paragraph" style:parent-style-name="Table_20_Contents">
      <style:paragraph-properties fo:text-align="center" style:justify-single-word="false"/>
      <style:text-properties style:font-name="Sawasdee" officeooo:rsid="001342ff" officeooo:paragraph-rsid="001342ff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fe870"/>
    </style:style>
    <style:style style:name="T4" style:family="text">
      <style:text-properties officeooo:rsid="000d2b7a"/>
    </style:style>
    <style:style style:name="T5" style:family="text">
      <style:text-properties officeooo:rsid="000e137d"/>
    </style:style>
    <style:style style:name="T6" style:family="text">
      <style:text-properties officeooo:rsid="00126831"/>
    </style:style>
    <style:style style:name="T7" style:family="text">
      <style:text-properties officeooo:rsid="001342ff"/>
    </style:style>
    <style:style style:name="T8" style:family="text">
      <style:text-properties officeooo:rsid="0014e195"/>
    </style:style>
    <style:style style:name="T9" style:family="text">
      <style:text-properties officeooo:rsid="00168c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9">0<text:span text:style-name="T6">8</text:span>/11/2023</text:p>
          </table:table-cell>
        </table:table-row>
        <table:table-row>
          <table:table-cell table:style-name="Table1.A2" office:value-type="string">
            <text:p text:style-name="P8">Sprint n°</text:p>
          </table:table-cell>
          <table:table-cell table:style-name="Table1.B2" office:value-type="string">
            <text:p text:style-name="P22">6</text:p>
          </table:table-cell>
        </table:table-row>
        <table:table-row>
          <table:table-cell table:style-name="Table1.A2" office:value-type="string">
            <text:p text:style-name="P8">Groupe</text:p>
          </table:table-cell>
          <table:table-cell table:style-name="Table1.B2" office:value-type="string">
            <text:p text:style-name="P9">Benoi<text:span text:style-name="T3">t</text:span> PaiROB</text:p>
          </table:table-cell>
        </table:table-row>
        <table:table-row table:style-name="Table1.4">
          <table:table-cell table:style-name="Table1.A2" office:value-type="string">
            <text:p text:style-name="P8">PO</text:p>
          </table:table-cell>
          <table:table-cell table:style-name="Table1.B2" office:value-type="string">
            <text:p text:style-name="P22">ZIANE Rania</text:p>
          </table:table-cell>
        </table:table-row>
      </table:table>
      <text:p text:style-name="P3"/>
      <text:p text:style-name="P2"/>
      <text:p text:style-name="P6">Pendant la réunion </text:p>
      <text:p text:style-name="P12"/>
      <text:p text:style-name="P12">- Le client a été informé de la raison du retard sur notre projet et de son avancement. </text:p>
      <text:p text:style-name="P12">- Le client a pu constater les changements effectués dans le readme.</text:p>
      <text:p text:style-name="P12"/>
      <text:p text:style-name="P4"><text:span text:style-name="T1">Attentes</text:span> client</text:p>
      <text:p text:style-name="P16"/>
      <text:p text:style-name="P14">Le client n'a pas eu l'occasion de voir une présentation.</text:p>
      <text:p text:style-name="P14"/>
      <text:p text:style-name="P14">Le client souhaite:</text:p>
      <text:p text:style-name="P14">- Localiser la position des balles et du robot.</text:p>
      <text:p text:style-name="P14">- Un aperçu de l'état d'avancement du projet. </text:p>
      <text:p text:style-name="P14">- Un robot autonome en mesure de récupérer au moins une balle.</text:p>
      <text:p text:style-name="P14">- Mise à jour <text:span text:style-name="T9">du main a chque fin de sprint.</text:span></text:p>
      <text:p text:style-name="P14">- Mise en place d'une issue.</text:p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Description</text:p>
          </table:table-cell>
          <table:table-cell table:style-name="Table2.C1" office:value-type="string">
            <text:p text:style-name="P7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9">Faire une démonstration au client</text:p>
          </table:table-cell>
          <table:table-cell table:style-name="Table2.C2" office:value-type="string">
            <text:p text:style-name="P10">1 sprint</text:p>
          </table:table-cell>
        </table:table-row>
        <table:table-row table:style-name="Table2.3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9">Synchronise<text:span text:style-name="T9">r</text:span> le Git sur le main à la fin du sprint</text:p>
          </table:table-cell>
          <table:table-cell table:style-name="Table2.C2" office:value-type="string">
            <text:p text:style-name="P10">1 sprint</text:p>
          </table:table-cell>
        </table:table-row>
        <text:soft-page-break/>
        <table:table-row table:style-name="Table2.4"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20">Développer un système permettant au robot de fonctionner de manière autonome</text:p>
          </table:table-cell>
          <table:table-cell table:style-name="Table2.C2" office:value-type="string">
            <text:p text:style-name="P10">1 sprint </text:p>
          </table:table-cell>
        </table:table-row>
        <table:table-row table:style-name="Table2.4"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4"><text:span text:style-name="T4">Creation d’une issue qui relie le Taiga avec le projet Gitlab</text:span></text:p>
          </table:table-cell>
          <table:table-cell table:style-name="Table2.C2" office:value-type="string">
            <text:p text:style-name="P11">1 sprint </text:p>
          </table:table-cell>
        </table:table-row>
        <table:table-row table:style-name="Table2.4"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15">Récupération de la position des balles et du robot.</text:p>
          </table:table-cell>
          <table:table-cell table:style-name="Table2.C2" office:value-type="string">
            <text:p text:style-name="P21">1 sprint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09T09:29:01.675018775</dc:date>
    <meta:editing-duration>PT18H35M6S</meta:editing-duration>
    <meta:editing-cycles>8</meta:editing-cycles>
    <meta:generator>LibreOffice/7.3.7.2$Linux_X86_64 LibreOffice_project/30$Build-2</meta:generator>
    <meta:document-statistic meta:table-count="2" meta:image-count="0" meta:object-count="0" meta:page-count="2" meta:paragraph-count="39" meta:word-count="179" meta:character-count="941" meta:non-whitespace-character-count="795"/>
  </office:meta>
</office:document-meta>
</file>